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1"/>
    </style:style>
    <style:style style:name="P12" style:family="paragraph" style:parent-style-name="Heading_20_2">
      <style:text-properties style:font-name="Aria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Rapporto di test unità 10000002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6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54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</text:p>
      <text:p text:style-name="P4"/>
      <text:p text:style-name="P9">Data creazione:<text:tab/><text:modification-date style:data-style-name="N36">07/09/2015</text:modification-date><text:title/><text:title/></text:p>
      <text:p text:style-name="P4"/>
      <text:p text:style-name="P3"><draw:line text:anchor-type="paragraph" draw:z-index="1" draw:style-name="gr1" draw:text-style-name="P16" svg:x1="0cm" svg:y1="0cm" svg:x2="9.999cm" svg:y2="0cm"><text:p/></draw:line></text:p>
      <text:h text:style-name="P13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4">Indice<text:tab/>2</text:p>
          <text:p text:style-name="P14">1.Descrizione generale<text:tab/>3</text:p>
        </text:index-body>
      </text:table-of-content>
      <text:p text:style-name="Text_20_body"/>
      <text:p text:style-name="Text_20_body"/>
      <text:p text:style-name="Text_20_body"/>
      <text:h text:style-name="P13" text:outline-level="1">Descrizione generale</text:h>
      <text:p text:style-name="Text_20_body">Rapporto prove su prototipi scheda uscite.</text:p>
      <text:h text:style-name="P12" text:outline-level="2">PCB errato</text:h>
      <text:p text:style-name="P4">I piani dei layer interni non sono stati aggiornati prima della produzione.</text:p>
      <text:p text:style-name="P4">Il risultato sono il layer VCC e GND in corto.</text:p>
      <text:p text:style-name="P4">Sono stati forati 3 vias attorno a C1 e C2 per eliminare il corto e riportate le connessioni sui pin 1 e 4 del primo connettore libero.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Rapporto di test unità 10000002</text:reference-ref></text:p>
      </style:header>
      <style:footer>
        <text:p text:style-name="MP2"><text:file-name text:display="name-and-extension">10000002_RT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9-07T21:34:25.37">07/09/2015</text:date></text:p>
            </table:table-cell>
            <table:table-cell table:style-name="Tabella2.A1" office:value-type="string">
              <text:p text:style-name="MP4">Pag. <text:page-number style:num-format="1" text:select-page="current">1</text:page-number> - <text:page-count>3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8M21S</meta:editing-duration>
    <meta:editing-cycles>54</meta:editing-cycles>
    <meta:generator>OpenOffice/4.0.1$Win32 OpenOffice.org_project/401m5$Build-9714</meta:generator>
    <dc:date>2015-09-07T21:34:25.35</dc:date>
    <meta:document-statistic meta:table-count="1" meta:image-count="0" meta:object-count="0" meta:page-count="3" meta:paragraph-count="24" meta:word-count="106" meta:character-count="631"/>
    <meta:user-defined meta:name="Info 1"/>
    <meta:user-defined meta:name="Info 2"/>
    <meta:user-defined meta:name="Info 3"/>
    <meta:user-defined meta:name="Info 4"/>
  </office:meta>
</office:document-meta>
</file>